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1000002A9000001AA8A18D674AEBD93C1.png" manifest:media-type="image/pn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Normal">
      <style:text-properties style:font-name="Roboto" fo:font-size="16pt" fo:font-weight="normal" officeooo:rsid="0022b84f" officeooo:paragraph-rsid="0022b84f" style:font-size-asian="16pt" style:font-weight-asian="normal" style:font-size-complex="16pt" style:font-weight-complex="normal"/>
    </style:style>
    <style:style style:name="P17" style:family="paragraph" style:parent-style-name="Standard">
      <style:text-properties officeooo:paragraph-rsid="0015ef8f"/>
    </style:style>
    <style:style style:name="P18" style:family="paragraph" style:parent-style-name="Normal">
      <style:text-properties officeooo:paragraph-rsid="0022b84f"/>
    </style:style>
    <style:style style:name="P19" style:family="paragraph" style:parent-style-name="Normal">
      <style:text-properties officeooo:paragraph-rsid="0032d6aa"/>
    </style:style>
    <style:style style:name="P20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P21" style:family="paragraph">
      <style:paragraph-properties fo:margin-left="0cm" fo:margin-right="0.3cm" fo:text-indent="0cm"/>
    </style:style>
    <style:style style:name="P22" style:family="paragraph">
      <loext:graphic-properties draw:fill="none" draw:fill-color="#ffffff"/>
      <style:paragraph-properties fo:margin-left="0cm" fo:margin-right="0.3cm" fo:text-indent="0cm"/>
      <style:text-properties style:font-name="Roboto" fo:font-size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baab1"/>
    </style:style>
    <style:style style:name="T3" style:family="text">
      <style:text-properties officeooo:rsid="002d60ab"/>
    </style:style>
    <style:style style:name="T4" style:family="text">
      <style:text-properties fo:font-size="16pt" officeooo:rsid="0022b84f" style:font-size-asian="16pt" style:font-size-complex="16pt"/>
    </style:style>
    <style:style style:name="T5" style:family="text">
      <style:text-properties fo:font-size="36pt" fo:font-weight="bold" officeooo:rsid="0029673a" style:font-size-asian="36pt" style:font-weight-asian="bold" style:font-size-complex="36pt" style:font-weight-complex="bold"/>
    </style:style>
    <style:style style:name="T6" style:family="text">
      <style:text-properties fo:font-size="36pt" fo:font-weight="bold" officeooo:rsid="0032d6aa" style:font-size-asian="36pt" style:font-weight-asian="bold" style:font-size-complex="36pt" style:font-weight-complex="bold"/>
    </style:style>
    <style:style style:name="T7" style:family="text">
      <style:text-properties officeooo:rsid="002f5a57"/>
    </style:style>
    <style:style style:name="T8" style:family="text">
      <style:text-properties style:font-name="Roboto" fo:font-size="10pt" style:font-size-asian="10pt" style:font-size-complex="10pt"/>
    </style:style>
    <style:style style:name="T9" style:family="text">
      <style:text-properties style:font-name="Roboto" fo:font-size="14pt" style:font-size-complex="14pt"/>
    </style:style>
    <style:style style:name="T10" style:family="text">
      <style:text-properties style:font-name="Roboto" fo:font-size="20pt" fo:font-weight="bold" style:font-size-complex="2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Caixa de Texto 240" text:anchor-type="paragraph" svg:x="-1cm" svg:y="-1.108cm" svg:width="15.159cm" style:rel-width="scale" svg:height="3.355cm" style:rel-height="scale" draw:z-index="1"><draw:text-box><text:p text:style-name="P18"><text:span text:style-name="Fonte_20_parág._20_padrão"><text:span text:style-name="T4">NA RESERVA? ABASTEÇA EM UM DOS</text:span></text:span></text:p><text:p text:style-name="P19"><text:span text:style-name="T6">[TOTAL_COUNT] </text:span><text:span text:style-name="Fonte_20_parág._20_padrão"><text:span text:style-name="T5">POSTOS</text:span></text:span></text:p><text:p text:style-name="P16">PRÓXIMOS AO <text:span text:style-name="T2">IMÓVEL</text:span> EMPREENDIMENTO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6" draw:name="Text Frame 1" draw:style-name="gr2" draw:text-style-name="P22" svg:width="11.985cm" svg:height="1.601cm" svg:x="-0.868cm" svg:y="0.307cm"><draw:text-box><text:p text:style-name="P21"><text:span text:style-name="T9">Quando você estiver com pressa, o mais próximo é o</text:span></text:p><text:p><text:span text:style-name="T10">[CLOSEST_NAME]</text:span></text:p></draw:text-box></draw:frame></text:p>
      <text:p text:style-name="P3"/>
      <text:p text:style-name="P3"/>
      <text:p text:style-name="P3"/>
      <text:p text:style-name="P3"><draw:frame draw:style-name="fr1" draw:name="Caixa de Texto 237" text:anchor-type="paragraph" svg:x="-1cm" svg:y="0.134cm" svg:width="5.953cm" style:rel-width="scale" svg:height="0.87cm" style:rel-height="scale" draw:z-index="4"><draw:text-box><text:p text:style-name="P6"><draw:frame draw:style-name="fr3" draw:name="Image2 Copy 1 Copy 1 Copy 1 Copy 1" text:anchor-type="char" svg:x="0cm" svg:y="-0.127cm" svg:width="0.603cm" svg:height="0.603cm" draw:z-index="5"><draw:image xlink:href="Pictures/1000000100000020000000206AC7D82224D62949.png" xlink:type="simple" xlink:show="embed" xlink:actuate="onLoad" draw:mime-type="image/png"/></draw:frame><text:s/><text:span text:style-name="T3">[CLOSEST_BY_FOOT]</text:span></text:p></draw:text-box></draw:frame><draw:frame text:anchor-type="paragraph" draw:z-index="7" draw:name="Text Frame 2" draw:style-name="gr1" draw:text-style-name="P20" svg:width="4.668cm" svg:height="0.567cm" svg:x="2.494cm" svg:y="0.265cm"><draw:text-box><text:p><text:span text:style-name="T8">[CLOSEST_BY_CAR]</text:span></text:p></draw:text-box></draw:frame><draw:frame draw:style-name="fr3" draw:name="Image3 Copy 1 Copy 1 Copy 1 Copy 1 Copy 1" text:anchor-type="char" svg:x="1.522cm" svg:y="0.134cm" svg:width="0.63cm" svg:height="0.63cm" draw:z-index="8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9">Nome</text:p>
          </table:table-cell>
          <table:table-cell table:style-name="TABLE.A1" office:value-type="string">
            <text:p text:style-name="P13"><text:s/><text:span text:style-name="T1">Tempo</text:span></text:p>
          </table:table-cell>
          <table:table-cell table:style-name="TABLE.A1" office:value-type="string">
            <text:p text:style-name="P14"><text:s/><text:span text:style-name="T1">Tempo</text:span></text:p>
          </table:table-cell>
          <table:table-cell table:style-name="TABLE.A1" office:value-type="string">
            <text:p text:style-name="P10">Qtd. Aval.</text:p>
          </table:table-cell>
          <table:table-cell table:style-name="TABLE.A1" office:value-type="string">
            <text:p text:style-name="P10">Nota</text:p>
          </table:table-cell>
        </table:table-row>
        <table:table-row table:style-name="TABLE.1">
          <table:table-cell table:style-name="TABLE.A1" office:value-type="string">
            <text:p text:style-name="P7">[NAME]</text:p>
          </table:table-cell>
          <table:table-cell table:style-name="TABLE.A1" office:value-type="string">
            <text:p text:style-name="P12"><draw:frame draw:style-name="fr2" draw:name="Image2 Copy 1 Copy 1 Copy 1" text:anchor-type="char" svg:x="0cm" svg:y="0cm" svg:width="0.603cm" svg:height="0.603cm" draw:z-index="3"><draw:image xlink:href="Pictures/1000000100000020000000206AC7D82224D62949.png" xlink:type="simple" xlink:show="embed" xlink:actuate="onLoad" draw:mime-type="image/png"/></draw:frame><text:s/><text:span text:style-name="T3">[BY_FOOT]</text:span></text:p>
          </table:table-cell>
          <table:table-cell table:style-name="TABLE.A1" office:value-type="string">
            <text:p text:style-name="P8"><draw:frame draw:style-name="fr2" draw:name="Image3 Copy 1 Copy 1 Copy 1" text:anchor-type="char" svg:x="0cm" svg:y="0cm" svg:width="0.63cm" svg:height="0.63cm" draw:z-index="2"><draw:image xlink:href="Pictures/100000010000002000000020D190ED490C339C46.png" xlink:type="simple" xlink:show="embed" xlink:actuate="onLoad" draw:mime-type="image/png"/></draw:frame><text:s/><text:span text:style-name="T7">[BY_CAR]</text:span></text:p>
          </table:table-cell>
          <table:table-cell table:style-name="TABLE.A1" office:value-type="string">
            <text:p text:style-name="P15">[TOTAL_RATING]</text:p>
          </table:table-cell>
          <table:table-cell table:style-name="TABLE.A1" office:value-type="string">
            <text:p text:style-name="P11">[RATING]</text:p>
          </table:table-cell>
        </table:table-row>
      </table:table>
      <text:p text:style-name="P2"/>
      <text:p text:style-name="P17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paragraph" svg:x="9.971cm" svg:y="-0.474cm" svg:width="8.564cm" svg:height="6.064cm" draw:z-index="0"><draw:image xlink:href="Pictures/10000001000002A9000001AA8A18D674AEBD93C1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7T15:01:34.773864913</dc:date>
    <meta:editing-duration>PT1H30M28S</meta:editing-duration>
    <meta:editing-cycles>42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4" meta:word-count="24" meta:character-count="178" meta:non-whitespace-character-count="163"/>
  </office:meta>
</office:document-meta>
</file>